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5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gr6" style:family="graphic" style:parent-style-name="standard" style:list-style-name="L1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934cm" fo:padding-top="0.163cm" fo:padding-bottom="0.163cm" fo:padding-left="0.288cm" fo:padding-right="0.288cm"/>
      <style:paragraph-properties style:writing-mode="lr-tb"/>
    </style:style>
    <style:style style:name="gr7" style:family="graphic" style:parent-style-name="standard" style:list-style-name="L1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8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881cm" fo:min-width="1.78cm" fo:padding-top="0.163cm" fo:padding-bottom="0.163cm" fo:padding-left="0.288cm" fo:padding-right="0.288cm"/>
      <style:paragraph-properties style:writing-mode="lr-tb"/>
    </style:style>
    <style:style style:name="gr9" style:family="graphic" style:parent-style-name="standard" style:list-style-name="L1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12.557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817cm" svg:height="1.84cm" svg:x="13.446cm" svg:y="19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1.016cm" svg:x="13.846cm" svg:y="20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445cm" svg:height="1.651cm" svg:x="7.72cm" svg:y="6.334cm">
          <text:p text:style-name="P3">A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4.445cm" svg:height="1.651cm" svg:x="18.816cm" svg:y="6.316cm">
          <text:p text:style-name="P3">Bladed</text:p>
          <text:p text:style-name="P3">Comb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4.445cm" svg:height="1.651cm" svg:x="2.816cm" svg:y="6.316cm">
          <text:p text:style-name="P3">Weapon</text:p>
          <text:p text:style-name="P3">Mechan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4.445cm" svg:height="1.651cm" svg:x="13.916cm" svg:y="6.316cm">
          <text:p text:style-name="P3">Barehanded</text:p>
          <text:p text:style-name="P3">Comb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2.557cm" svg:y1="4.683cm" svg:x2="5.038cm" svg:y2="6.316cm" draw:start-shape="id1" draw:start-glue-point="6" draw:end-shape="id2" draw:end-glue-point="0" svg:d="M12557 4683h-7519v1633" svg:viewBox="0 0 7520 1634">
          <text:p/>
        </draw:connector>
        <draw:connector draw:style-name="gr5" draw:text-style-name="P1" draw:layer="layout" svg:x1="12.705cm" svg:y1="5.043cm" svg:x2="9.942cm" svg:y2="6.334cm" draw:start-shape="id1" draw:start-glue-point="7" draw:end-shape="id3" draw:end-glue-point="0" svg:d="M12705 5043v720h-2763v571" svg:viewBox="0 0 2764 1292">
          <text:p/>
        </draw:connector>
        <draw:connector draw:style-name="gr5" draw:text-style-name="P1" draw:layer="layout" svg:x1="13.425cm" svg:y1="5.043cm" svg:x2="16.138cm" svg:y2="6.316cm" draw:start-shape="id1" draw:start-glue-point="9" draw:end-shape="id4" draw:end-glue-point="0" svg:d="M13425 5043v711h2713v562" svg:viewBox="0 0 2714 1274">
          <text:p/>
        </draw:connector>
        <draw:connector draw:style-name="gr5" draw:text-style-name="P1" draw:layer="layout" svg:x1="13.573cm" svg:y1="4.683cm" svg:x2="21.038cm" svg:y2="6.316cm" draw:start-shape="id1" draw:start-glue-point="10" draw:end-shape="id5" draw:end-glue-point="0" svg:d="M13573 4683h7465v1633" svg:viewBox="0 0 7466 1634">
          <text:p/>
        </draw:connector>
        <draw:custom-shape draw:style-name="gr3" draw:text-style-name="P2" xml:id="id13" draw:id="id13" draw:layer="layout" svg:width="1.016cm" svg:height="1.016cm" svg:x="12.558cm" svg:y="2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3.51cm" svg:height="1.651cm" svg:x="16.867cm" svg:y="9.382cm">
          <text:p text:style-name="P5">Anim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" draw:id="id6" draw:layer="layout" svg:width="4.445cm" svg:height="1.651cm" svg:x="7.767cm" svg:y="9.382cm">
          <text:p text:style-name="P5">Shoo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9.942cm" svg:y1="7.985cm" svg:x2="9.989cm" svg:y2="9.382cm" draw:start-shape="id3" draw:start-glue-point="2" draw:end-shape="id6" draw:end-glue-point="0" svg:d="M9942 7985l47 1397" svg:viewBox="0 0 48 1398">
          <text:p/>
        </draw:connector>
        <draw:connector draw:style-name="gr5" draw:text-style-name="P1" draw:layer="layout" svg:x1="16.138cm" svg:y1="7.967cm" svg:x2="16.867cm" svg:y2="10.207cm" draw:start-shape="id4" draw:start-glue-point="2" draw:end-shape="id7" draw:end-glue-point="3" svg:d="M16138 7967v2240h729" svg:viewBox="0 0 730 2241">
          <text:p/>
        </draw:connector>
        <draw:connector draw:style-name="gr5" draw:text-style-name="P1" draw:layer="layout" svg:x1="21.038cm" svg:y1="7.967cm" svg:x2="20.377cm" svg:y2="10.207cm" draw:start-shape="id5" draw:start-glue-point="2" draw:end-shape="id7" draw:end-glue-point="1" svg:d="M21038 7967v2240h-661" svg:viewBox="0 0 662 2241">
          <text:p/>
        </draw:connector>
        <draw:custom-shape draw:style-name="gr8" draw:text-style-name="P1" xml:id="id9" draw:id="id9" draw:layer="layout" svg:width="4.71cm" svg:height="2.413cm" svg:x="7.639cm" svg:y="12.611cm">
          <text:p text:style-name="P7">Hit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1" xml:id="id10" draw:id="id10" draw:layer="layout" svg:width="4.71cm" svg:height="2.413cm" svg:x="16.34cm" svg:y="12.611cm">
          <text:p text:style-name="P7">In Ran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1.016cm" svg:height="1.016cm" svg:x="13.827cm" svg:y="1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335cm" svg:y1="13.319cm" svg:x2="13.065cm" svg:y2="5.191cm" draw:start-shape="id8" draw:start-glue-point="4" draw:end-shape="id1" draw:end-glue-point="8" svg:d="M14335 13319v-4063h-1270v-4065" svg:viewBox="0 0 1271 8129">
          <text:p/>
        </draw:connector>
        <draw:connector draw:style-name="gr5" draw:text-style-name="P1" draw:layer="layout" draw:type="line" svg:x1="12.349cm" svg:y1="13.818cm" svg:x2="13.827cm" svg:y2="13.827cm" draw:start-shape="id9" draw:start-glue-point="7" draw:end-shape="id8" draw:end-glue-point="6" svg:d="M12349 13818l1478 9" svg:viewBox="0 0 1479 10">
          <text:p/>
        </draw:connector>
        <draw:connector draw:style-name="gr5" draw:text-style-name="P1" draw:layer="layout" draw:type="line" svg:x1="16.34cm" svg:y1="13.818cm" svg:x2="14.843cm" svg:y2="13.827cm" draw:start-shape="id10" draw:start-glue-point="5" draw:end-shape="id8" draw:end-glue-point="10" svg:d="M16340 13818l-1497 9" svg:viewBox="0 0 1498 10">
          <text:p/>
        </draw:connector>
        <draw:connector draw:style-name="gr5" draw:text-style-name="P1" draw:layer="layout" draw:type="line" svg:x1="9.989cm" svg:y1="11.033cm" svg:x2="9.994cm" svg:y2="12.611cm" draw:start-shape="id6" draw:start-glue-point="2" draw:end-shape="id9" draw:end-glue-point="4" svg:d="M9989 11033l5 1578" svg:viewBox="0 0 6 1579">
          <text:p/>
        </draw:connector>
        <draw:connector draw:style-name="gr5" draw:text-style-name="P1" draw:layer="layout" draw:type="line" svg:x1="18.622cm" svg:y1="11.033cm" svg:x2="18.695cm" svg:y2="12.611cm" draw:start-shape="id7" draw:start-glue-point="2" draw:end-shape="id10" draw:end-glue-point="4" svg:d="M18622 11033l73 1578" svg:viewBox="0 0 74 1579">
          <text:p/>
        </draw:connector>
        <draw:custom-shape draw:style-name="gr9" draw:text-style-name="P6" xml:id="id11" draw:id="id11" draw:layer="layout" svg:width="4.445cm" svg:height="1.651cm" svg:x="12.076cm" svg:y="16.621cm">
          <text:p text:style-name="P5">Deal Dam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4.298cm" svg:y1="16.621cm" svg:x2="14.335cm" svg:y2="14.335cm" draw:start-shape="id11" draw:start-glue-point="0" draw:end-shape="id8" draw:end-glue-point="8" svg:d="M14298 16621l37-2286" svg:viewBox="0 0 38 2287">
          <text:p/>
        </draw:connector>
        <draw:connector draw:style-name="gr5" draw:text-style-name="P1" draw:layer="layout" svg:x1="9.994cm" svg:y1="15.024cm" svg:x2="12.076cm" svg:y2="17.446cm" draw:start-shape="id9" draw:start-glue-point="6" draw:end-shape="id11" draw:end-glue-point="3" svg:d="M9994 15024v2422h2082" svg:viewBox="0 0 2083 2423">
          <text:p/>
        </draw:connector>
        <draw:connector draw:style-name="gr5" draw:text-style-name="P1" draw:layer="layout" svg:x1="18.695cm" svg:y1="15.024cm" svg:x2="16.521cm" svg:y2="17.446cm" draw:start-shape="id10" draw:start-glue-point="6" draw:end-shape="id11" draw:end-glue-point="1" svg:d="M18695 15024v2422h-2174" svg:viewBox="0 0 2175 2423">
          <text:p/>
        </draw:connector>
        <draw:connector draw:style-name="gr5" draw:text-style-name="P1" draw:layer="layout" draw:type="line" svg:x1="14.298cm" svg:y1="18.272cm" svg:x2="14.355cm" svg:y2="19.734cm" draw:start-shape="id11" draw:start-glue-point="2" draw:end-shape="id12" draw:end-glue-point="4" svg:d="M14298 18272l57 1462" svg:viewBox="0 0 58 1463">
          <text:p/>
        </draw:connector>
        <draw:connector draw:style-name="gr5" draw:text-style-name="P1" draw:layer="layout" svg:x1="5.038cm" svg:y1="7.967cm" svg:x2="13.712cm" svg:y2="20.003cm" draw:start-shape="id2" draw:start-glue-point="2" draw:end-shape="id12" draw:end-glue-point="5" svg:d="M5038 7967v12036h8674" svg:viewBox="0 0 8675 12037">
          <text:p/>
        </draw:connector>
        <draw:connector draw:style-name="gr5" draw:text-style-name="P1" draw:layer="layout" draw:type="line" svg:x1="13.066cm" svg:y1="3.392cm" svg:x2="13.065cm" svg:y2="4.175cm" draw:start-shape="id13" draw:start-glue-point="8" draw:end-shape="id1" draw:end-glue-point="4" svg:d="M13066 3392l-1 783" svg:viewBox="0 0 2 78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39M44S</meta:editing-duration>
    <meta:editing-cycles>8</meta:editing-cycles>
    <meta:generator>LibreOffice/6.4.6.2$Windows_X86_64 LibreOffice_project/0ce51a4fd21bff07a5c061082cc82c5ed232f115</meta:generator>
    <dc:date>2022-03-05T02:38:59.350000000</dc:date>
    <meta:document-statistic meta:object-count="32"/>
  </office:meta>
</office:document-meta>
</file>